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Helvetica" svg:font-family="Helvetica" style:font-family-generic="swiss" style:font-pitch="variable" svg:panose-1="2 11 5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Helvetica" fo:font-size="10pt" style:font-size-asian="10pt"/>
    </style:style>
    <style:style style:name="T3" style:parent-style-name="DefaultParagraphFont" style:family="text">
      <style:text-properties style:font-name="Helvetica" fo:font-size="10pt" style:font-size-asian="10pt"/>
    </style:style>
    <style:style style:name="T4" style:parent-style-name="DefaultParagraphFont" style:family="text">
      <style:text-properties style:font-name="Helvetica" fo:font-size="10pt" style:font-size-asian="10pt"/>
    </style:style>
    <style:style style:name="T5" style:parent-style-name="DefaultParagraphFont" style:family="text">
      <style:text-properties style:font-name="Helvetica" fo:font-size="10pt" style:font-size-asian="10pt"/>
    </style:style>
    <style:style style:name="P6" style:parent-style-name="Standard" style:family="paragraph">
      <style:text-properties style:font-name="Helvetica" fo:font-size="10pt" style:font-size-asian="10pt"/>
    </style:style>
    <style:style style:name="P7" style:parent-style-name="Standard" style:family="paragraph">
      <style:text-properties style:font-name="Arial" style:font-name-complex="Arial" fo:font-size="11pt" style:font-size-asian="11pt" style:font-size-complex="11pt"/>
    </style:style>
    <style:style style:name="P8" style:parent-style-name="Standard" style:family="paragraph">
      <style:text-properties style:font-name="Arial" style:font-name-complex="Arial" fo:font-size="11pt" style:font-size-asian="11pt" style:font-size-complex="11pt"/>
    </style:style>
    <style:style style:name="P9" style:parent-style-name="Standard" style:family="paragraph">
      <style:text-properties style:font-name="Arial" style:font-name-complex="Arial" fo:font-size="11pt" style:font-size-asian="11pt" style:font-size-complex="11pt"/>
    </style:style>
    <style:style style:name="P10" style:parent-style-name="Standard" style:family="paragraph">
      <style:text-properties style:font-name="Arial" style:font-name-complex="Arial" fo:font-size="11pt" style:font-size-asian="11pt" style:font-size-complex="11pt"/>
    </style:style>
    <style:style style:name="P11" style:parent-style-name="Standard" style:family="paragraph">
      <style:text-properties style:font-name="Arial" style:font-name-complex="Arial" fo:font-size="11pt" style:font-size-asian="11pt" style:font-size-complex="11pt"/>
    </style:style>
    <style:style style:name="P12" style:parent-style-name="Standard" style:family="paragraph">
      <style:text-properties style:font-name="Arial" style:font-name-complex="Arial" fo:font-size="11pt" style:font-size-asian="11pt" style:font-size-complex="11pt"/>
    </style:style>
    <style:style style:name="P13" style:parent-style-name="Standard" style:family="paragraph">
      <style:text-properties style:font-name="Arial" style:font-name-complex="Arial" fo:font-size="11pt" style:font-size-asian="11pt" style:font-size-complex="11pt"/>
    </style:style>
    <style:style style:name="P14" style:parent-style-name="Standard" style:family="paragraph">
      <style:text-properties style:font-name="Arial" style:font-name-complex="Arial" fo:font-size="11pt" style:font-size-asian="11pt" style:font-size-complex="11pt"/>
    </style:style>
    <style:style style:name="P15" style:parent-style-name="Standard" style:family="paragraph">
      <style:text-properties style:font-name="Arial" style:font-name-complex="Arial" fo:font-size="11pt" style:font-size-asian="11pt" style:font-size-complex="11pt"/>
    </style:style>
    <style:style style:name="P16" style:parent-style-name="Standard" style:family="paragraph">
      <style:text-properties style:font-name="Arial" style:font-name-complex="Arial" fo:font-size="11pt" style:font-size-asian="11pt" style:font-size-complex="11pt"/>
    </style:style>
    <style:style style:name="P17" style:parent-style-name="Standard" style:family="paragraph">
      <style:text-properties style:font-name="Arial" style:font-name-complex="Arial" fo:font-size="11pt" style:font-size-asian="11pt" style:font-size-complex="11pt"/>
    </style:style>
    <style:style style:name="P18" style:parent-style-name="Standard" style:family="paragraph">
      <style:text-properties style:font-name="Arial" style:font-name-complex="Arial" fo:font-size="11pt" style:font-size-asian="11pt" style:font-size-complex="11pt"/>
    </style:style>
    <style:style style:name="P19" style:parent-style-name="Standard" style:family="paragraph">
      <style:text-properties style:font-name="Arial" style:font-name-complex="Arial" fo:font-size="11pt" style:font-size-asian="11pt" style:font-size-complex="11pt"/>
    </style:style>
    <style:style style:name="P20" style:parent-style-name="Standard" style:family="paragraph">
      <style:text-properties style:font-name="Arial" style:font-name-complex="Arial" fo:font-size="11pt" style:font-size-asian="11pt" style:font-size-complex="11pt"/>
    </style:style>
    <style:style style:name="P21" style:parent-style-name="Standard" style:family="paragraph">
      <style:text-properties style:font-name="Arial" style:font-name-complex="Arial" fo:font-size="11pt" style:font-size-asian="11pt" style:font-size-complex="11pt"/>
    </style:style>
    <style:style style:name="P22" style:parent-style-name="Standard" style:family="paragraph">
      <style:text-properties style:font-name="Arial" style:font-name-complex="Arial" fo:font-size="11pt" style:font-size-asian="11pt" style:font-size-complex="11pt"/>
    </style:style>
    <style:style style:name="P23" style:parent-style-name="Standard" style:family="paragraph">
      <style:text-properties style:font-name="Arial" style:font-name-complex="Arial" fo:font-size="11pt" style:font-size-asian="11pt" style:font-size-complex="11pt"/>
    </style:style>
    <style:style style:name="P24" style:parent-style-name="Standard" style:family="paragraph">
      <style:text-properties style:font-name="Arial" style:font-name-complex="Arial" fo:font-size="11pt" style:font-size-asian="11pt" style:font-size-complex="11pt"/>
    </style:style>
    <style:style style:name="P25" style:parent-style-name="Standard" style:family="paragraph">
      <style:text-properties style:font-name="Arial" style:font-name-complex="Arial" fo:font-size="11pt" style:font-size-asian="11pt" style:font-size-complex="11pt"/>
    </style:style>
    <style:style style:name="P26" style:parent-style-name="Standard" style:family="paragraph">
      <style:text-properties style:font-name="Helvetica" fo:font-size="10pt" style:font-size-asian="10pt"/>
    </style:style>
    <style:style style:name="T27" style:parent-style-name="DefaultParagraphFont" style:family="text">
      <style:text-properties style:font-name="Helvetica" fo:font-size="10pt" style:font-size-asian="10pt"/>
    </style:style>
    <style:style style:name="T28" style:parent-style-name="DefaultParagraphFont" style:family="text">
      <style:text-properties style:font-name="Helvetica" fo:font-size="10pt" style:font-size-asian="10pt"/>
    </style:style>
    <style:style style:name="T29" style:parent-style-name="DefaultParagraphFont" style:family="text">
      <style:text-properties style:font-name="Helvetica" fo:font-size="10pt" style:font-size-asian="10pt"/>
    </style:style>
    <style:style style:name="T30" style:parent-style-name="DefaultParagraphFont" style:family="text">
      <style:text-properties style:font-name="Helvetica" fo:font-size="10pt" style:font-size-asian="10pt"/>
    </style:style>
    <style:style style:name="T31" style:parent-style-name="DefaultParagraphFont" style:family="text">
      <style:text-properties style:font-name="Helvetica" fo:font-size="10pt" style:font-size-asian="10pt"/>
    </style:style>
    <style:style style:name="T32" style:parent-style-name="DefaultParagraphFont" style:family="text">
      <style:text-properties style:font-name="Helvetica" fo:font-size="10pt" style:font-size-asian="10pt"/>
    </style:style>
    <style:style style:name="T33" style:parent-style-name="DefaultParagraphFont" style:family="text">
      <style:text-properties style:font-name="Helvetica" fo:font-size="10pt" style:font-size-asian="10pt"/>
    </style:style>
    <style:style style:name="T34" style:parent-style-name="DefaultParagraphFont" style:family="text">
      <style:text-properties style:font-name="Helvetica" fo:font-size="10pt" style:font-size-asian="10pt"/>
    </style:style>
  </office:automatic-styles>
  <office:body>
    <office:text text:use-soft-page-breaks="true">
      <text:p text:style-name="P1"><text:span text:style-name="T2"><text:s text:c="2"/>1 Product specification</text:span></text:p>
      <text:p text:style-name="Standard"><text:span text:style-name="T3">2 Project managment-risk. management</text:span></text:p>
      <text:p text:style-name="Standard"><text:span text:style-name="T4">3 Traning in information design.</text:span></text:p>
      <text:p text:style-name="Standard"><text:span text:style-name="T5">4 Information design</text:span></text:p>
      <text:p text:style-name="P6">5 Tutorial development</text:p>
      <text:p text:style-name="Standard"/>
      <text:p text:style-name="P7">6 Front-end design</text:p>
      <text:p text:style-name="P8"/>
      <text:p text:style-name="P9">Front-end design includes our webpage that is deciding which technologies to use in order to develop it (html5, css3, javascript, php) and which tools to use (software for coding etc). The most important part is of course deciding the 'look' and design in order to enhance the user experience and make it more likely that the user will keep using our application. Under this falls text font, text size, page background, menu, menu animations and so on – essentially everything visual that the user will see.</text:p>
      <text:p text:style-name="P10"/>
      <text:p text:style-name="P11">7 Front-end deployment</text:p>
      <text:p text:style-name="P12"/>
      <text:p text:style-name="P13">Front-end deployment is essentially delivering our product (in this case a website) to the user. In other words it's taking our website and putting it on a server so the users can access it. However before we will deploy it to the public we will first have to do it privately for testing and bugfixing purposes. This way we can ensure the user will receive a quality product (or at the very least minimize the chances of bugs and other things that might annoy the user).</text:p>
      <text:p text:style-name="P14"/>
      <text:p text:style-name="P15">8 Testing, error handling and reparing</text:p>
      <text:p text:style-name="P16"/>
      <text:p text:style-name="P17">After we privately deploy our webpage we will have to test it for errors.<text:s/>First we will try normal usage cases and if those pass we will move onto edge case uses.<text:s/>Of course we will have to test it using different web browsers and operating systems to ensure it works as intended for all platforms. If/when we do find an error/bug we will have to fix/handle it and then repeat the process. After we will no longer find problems with it we will finish this phase.</text:p>
      <text:p text:style-name="P18"/>
      <text:p text:style-name="P19">9 Development of game logic</text:p>
      <text:p text:style-name="P20"/>
      <text:p text:style-name="P21">After building the skeleton of the game (including gui and so on) we will have to develop its logic. This is of couse so the game can actually function. It includes things like passing turns, playing a card, seeing if the card played wins or loses the round and so on. We will also have to develop an AI for the single player vs AI mode. As we do not wish to discourage players from the game the AI will not count cards, use heuristics or calculate odds in order to completely beat players into the ground most of the time as that wouldn't be a fun experience. The player is likely playing vs AI to relax or learn the game. If he should wish for a harder game he can always play vs a real player online.</text:p>
      <text:p text:style-name="P22"/>
      <text:p text:style-name="P23">10 Deployment of game logic</text:p>
      <text:p text:style-name="P24"/>
      <text:p text:style-name="P25">After our front end is deployed we will follow it up by deploying our game logic as well. This will make the game functional and make it playable. It is essentially updating our server with new data (the game logic). Of course we will first deploy it privately in order to ensure quality by testing it thoroughly.</text:p>
      <text:p text:style-name="P26"/>
      <text:p text:style-name="Standard"><text:span text:style-name="T27">11 Testing of running code, <text:s/>error</text:span><text:span text:style-name="T28"><text:s/>handling and reparing</text:span></text:p>
      <text:p text:style-name="Standard"><text:span text:style-name="T29">12 Back-end coding</text:span></text:p>
      <text:p text:style-name="Standard"><text:span text:style-name="T30">13 Testing FCFS, <text:s/>fails handling and reparing</text:span></text:p>
      <text:p text:style-name="Standard"><text:span text:style-name="T31">14 Integration (Back-end, front-end, logic)</text:span></text:p>
      <text:p text:style-name="Standard"><text:span text:style-name="T32">15 Testing integrated system</text:span></text:p>
      <text:p text:style-name="Standard"><text:span text:style-name="T33">16 Documentation</text:span></text:p>
      <text:p text:style-name="Standard"><text:span text:style-name="T34">17 Prepare pres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Helvetica" svg:font-family="Helvetica" style:font-family-generic="swiss" style:font-pitch="variable" svg:panose-1="2 11 5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Admin</dc:creator>
    <meta:creation-date>2016-11-07T21:37:00Z</meta:creation-date>
    <dc:date>2016-11-07T21:37:00Z</dc:date>
    <meta:template xlink:href="Normal" xlink:type="simple"/>
    <meta:editing-cycles>2</meta:editing-cycles>
    <meta:editing-duration>PT600S</meta:editing-duration>
    <meta:document-statistic meta:page-count="1" meta:paragraph-count="5" meta:word-count="445" meta:character-count="2978" meta:row-count="21" meta:non-whitespace-character-count="2538"/>
  </office:meta>
</office:document-meta>
</file>